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51f" officeooo:paragraph-rsid="001d351f"/>
    </style:style>
    <style:style style:name="P2" style:family="paragraph" style:parent-style-name="Standard">
      <style:text-properties officeooo:paragraph-rsid="001d351f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d351f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.<text:tab/></text:span><text:bookmark text:name="docs-internal-guid-8fbce187-7fff-3cb4-d563-03e4c1dab26a"/><text:span text:style-name="T1">Onderzoek welke 4 attributen een link tag kan hebben, leg uit wat deze doen en voeg deze als voorbeeld toe op je website.</text:span></text:p>
      <text:p text:style-name="P1"/>
      <text:p text:style-name="P1">Href, deze specificeert de de url van het gelinkte resource.</text:p>
      <text:p text:style-name="P1">Rel, deze benoemt de relatie van het gelinkte document aan het huidige document.</text:p>
      <text:p text:style-name="P1">Title, heeft een speciale semantische betekenis binnen het link element. Het definieert een alternatieve of geprefereerde stylesheet.</text:p>
      <text:p text:style-name="P1">Type, wordt gebruikt om het type van het gelinkte document te definier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3:27:31.687000000</meta:creation-date>
    <dc:date>2021-05-04T13:43:35.897000000</dc:date>
    <meta:editing-duration>PT5M51S</meta:editing-duration>
    <meta:editing-cycles>1</meta:editing-cycles>
    <meta:document-statistic meta:table-count="0" meta:image-count="0" meta:object-count="0" meta:page-count="1" meta:paragraph-count="5" meta:word-count="76" meta:character-count="470" meta:non-whitespace-character-count="399"/>
    <meta:generator>LibreOffice/7.0.4.2$Windows_X86_64 LibreOffice_project/dcf040e67528d9187c66b2379df5ea4407429775</meta:generator>
  </office:meta>
</office:document-meta>
</file>